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6000002420C1CFDA3.png"/>
  <manifest:file-entry manifest:media-type="image/png" manifest:full-path="Pictures/100000000000014F000000E5B604D28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solid" svg:stroke-width="0.1cm" svg:stroke-color="#ff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cm" svg:stroke-color="#ff0000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cm" svg:stroke-color="#ff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5.572cm, 0.687cm, 8.086cm, 20.917cm)" draw:image-opacity="100%" style:mirror="none"/>
    </style:style>
    <style:style style:name="gr4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默认">
        <draw:frame draw:style-name="gr1" draw:text-style-name="P1" draw:layer="layout" svg:width="17.104cm" svg:height="10.406cm" svg:x="1.201cm" svg:y="1.5cm">
          <draw:image xlink:href="Pictures/10000000000003B6000002420C1CFDA3.png" xlink:type="simple" xlink:show="embed" xlink:actuate="onLoad">
            <text:p/>
          </draw:image>
        </draw:frame>
        <draw:frame draw:style-name="gr2" draw:text-style-name="P1" draw:layer="layout" svg:width="7.529cm" svg:height="5.146cm" svg:x="2.672cm" svg:y="8.102cm">
          <draw:image xlink:href="Pictures/100000000000014F000000E5B604D286.png" xlink:type="simple" xlink:show="embed" xlink:actuate="onLoad">
            <text:p/>
          </draw:image>
        </draw:frame>
        <draw:frame draw:style-name="gr3" draw:text-style-name="P1" draw:layer="layout" svg:width="3.789cm" svg:height="1.884cm" svg:x="10.478cm" svg:y="4.639cm">
          <draw:image xlink:href="Pictures/10000000000003B6000002420C1CFDA3.png" xlink:type="simple" xlink:show="embed" xlink:actuate="onLoad">
            <text:p/>
          </draw:image>
        </draw:frame>
        <draw:custom-shape draw:style-name="gr4" draw:text-style-name="P1" draw:layer="layout" svg:width="2.197cm" svg:height="0.846cm" svg:x="15.459cm" svg:y="5.47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33cm" svg:y1="4.648cm" svg:x2="15.419cm" svg:y2="5.455cm">
          <text:p/>
        </draw:line>
        <draw:line draw:style-name="gr5" draw:text-style-name="P1" draw:layer="layout" svg:x1="14.33cm" svg:y1="6.502cm" svg:x2="15.459cm" svg:y2="6.3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2-05-25T11:13:07</dc:date>
    <meta:generator>OpenOffice.org/3.0$Linux OpenOffice.org_project/300m15$Build-9379</meta:generator>
    <meta:editing-duration>PT00H23M15S</meta:editing-duration>
    <meta:editing-cycles>2</meta:editing-cycles>
    <meta:document-statistic meta:object-count="6"/>
    <meta:user-defined meta:name="Info 1"/>
    <meta:user-defined meta:name="Info 2"/>
    <meta:user-defined meta:name="Info 3"/>
    <meta:user-defined meta:name="Info 4"/>
  </office:meta>
</office:document-meta>
</file>